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fo:color="#2a6099" loext:opacity="100%" style:font-name="Arial2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2" fo:font-size="10pt" officeooo:paragraph-rsid="004c4a9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4c4a97"/>
    </style:style>
    <style:style style:name="P8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64b761" officeooo:paragraph-rsid="004c4a97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officeooo:paragraph-rsid="0046871b" style:font-size-asian="10pt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46871b" style:font-size-asian="10pt" style:font-size-complex="10pt"/>
    </style:style>
    <style:style style:name="P11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4c4a97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4c4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4c4a97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4c4a97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2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2" fo:font-size="10pt" officeooo:rsid="004fe046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2" fo:font-size="10pt" officeooo:rsid="0050dab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2" fo:font-size="10pt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2" fo:font-size="10pt" officeooo:rsid="004abb8e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2" fo:font-size="10pt" fo:font-weight="normal" officeooo:rsid="004c4a97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7" style:family="text">
      <style:text-properties fo:font-weight="bold" officeooo:rsid="00149f96" style:font-weight-asian="bold" style:font-name-complex="Arial4" style:font-weight-complex="bold"/>
    </style:style>
    <style:style style:name="T8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9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10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c4a97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 $$DIA_SISTEMA$$ de $$MES_SISTEMA$$ de $$EJERCICIO_SISTEMA$$</text:p>
            <text:p text:style-name="P12">Número de expediente: $$V_NUMEXP$$</text:p>
            <text:p text:style-name="P11">Nombre del expediente: $$V_TITULOEXP$$</text:p>
            <text:p text:style-name="P13"><text:span text:style-name="T11">Asunto: </text:span><text:span text:style-name="T12">Oficio administración del Estado y Comunidades Autónomas</text:span></text:p>
          </table:table-cell>
          <table:table-cell table:style-name="Tabla2.B1" office:value-type="string">
            <text:p text:style-name="P14">Destinatario/a: $$DEST_NOT$$</text:p>
            <text:p text:style-name="P14"/>
            <text:p text:style-name="P14">Dirección: $$DIR_DEST_NOT$$</text:p>
          </table:table-cell>
        </table:table-row>
      </table:table>
      <text:p text:style-name="P6"/>
      <text:p text:style-name="P7"><text:span text:style-name="T1">Por la presente, le remito a los efectos oportunos el </text:span><text:span text:style-name="T3">extracto del </text:span><text:span text:style-name="T4">acuerdo adoptado por </text:span><text:span text:style-name="T5">el Pleno $$DEL_AYTO$$ $$AYUNTAMIENTO$$</text:span><text:span text:style-name="T4"> en</text:span><text:span text:style-name="T1"> sesión celebrada el día </text:span><text:span text:style-name="T6">$$F_F_APA$$</text:span><text:span text:style-name="T1">, sobre la aprobación </text:span><text:span text:style-name="T2">provisional</text:span><text:span text:style-name="T1"> de la Ordenanza $$MUNICIPAL$$ Específica de Subvenciones $$MODALIDAD_SUBVENCION$$.</text:span></text:p>
      <text:p text:style-name="P8">$$LISTA_DOC_NOTIFICAR$$</text:p>
      <text:p text:style-name="P5"/>
      <text:p text:style-name="P10"><text:span text:style-name="Fuente_20_de_20_párrafo_20_predeter."><text:span text:style-name="T1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9"><text:text-input text:description="JOOScript">${(FIRMANTES_FDO_AUXILIAR)!}</text:text-input></text:span></text:span><text:span text:style-name="T7"><text:s/></text:span><text:span text:style-name="Fuente_20_de_20_párrafo_20_predeter."><text:span text:style-name="T8"><text:text-input text:description="JOOScript">${(FIRMANTES_AUXILIAR)!}</text:text-input></text:span></text:span><text:span text:style-name="Fuente_20_de_20_párrafo_20_predeter."><text:span text:style-name="T8"><text:s/></text:span></text:span></text:p>
      <text:p text:style-name="P9"><text:span text:style-name="Fuente_20_de_20_párrafo_20_predeter."><text:span text:style-name="T8"><text:text-input text:description="JOOScript">${(FIRMANTE_DELEGACION_AUXILIAR)!}</text:text-input></text:span></text:span><text:span text:style-name="Fuente_20_de_20_párrafo_20_predeter."><text:span text:style-name="T8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2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2</meta:editing-cycles>
    <meta:creation-date>2019-09-12T08:50:52.807000000</meta:creation-date>
    <meta:editing-duration>P1DT8H59M14S</meta:editing-duration>
    <meta:generator>LibreOffice/7.0.2.2$Windows_X86_64 LibreOffice_project/8349ace3c3162073abd90d81fd06dcfb6b36b994</meta:generator>
    <dc:date>2021-03-04T14:20:41.857000000</dc:date>
    <dc:creator>N G</dc:creator>
    <meta:document-statistic meta:table-count="1" meta:image-count="0" meta:object-count="0" meta:page-count="1" meta:paragraph-count="16" meta:word-count="80" meta:character-count="768" meta:non-whitespace-character-count="70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